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6"/>
    <style:style style:name="ce4" style:family="table-cell" style:parent-style-name="Default" style:data-style-name="N4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pital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aux</text:p>
          </table:table-cell>
          <table:table-cell table:style-name="ce2" table:formula="of:=(3.4/100)/2" office:value-type="float" office:value="0.017" calcext:value-type="float">
            <text:p>0,01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urée(année)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apital restant du</text:p>
          </table:table-cell>
          <table:table-cell table:style-name="ce1" office:value-type="string" calcext:value-type="string">
            <text:p>Remboursement</text:p>
          </table:table-cell>
          <table:table-cell table:style-name="ce1" office:value-type="string" calcext:value-type="string">
            <text:p>Intérêts</text:p>
          </table:table-cell>
          <table:table-cell table:style-name="ce1" office:value-type="string" calcext:value-type="string">
            <text:p>Semestriel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3" table:formula="of:=PMT([.B2];14;[.B1])" office:value-type="currency" office:currency="EUR" office:value="-1617.36062795643" calcext:value-type="currency">
            <text:p>-1 617,36 €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table:formula="of:=[.B1]" office:value-type="float" office:value="20000" calcext:value-type="float">
            <text:p>20 000,00</text:p>
          </table:table-cell>
          <table:table-cell table:style-name="ce5" table:formula="of:=[.H6]-[.G6]" office:value-type="float" office:value="1277.36062795643" calcext:value-type="float">
            <text:p>1 277,36</text:p>
          </table:table-cell>
          <table:table-cell table:style-name="ce5" table:formula="of:=[.E6]*[.$B$2]" office:value-type="float" office:value="340" calcext:value-type="float">
            <text:p>340,00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formula="of:=ABS(PMT([.B2];14;[.B1]))" office:value-type="float" office:value="1617.36062795643" calcext:value-type="float">
            <text:p>1617,3606279564</text:p>
          </table:table-cell>
          <table:table-cell table:number-columns-repeated="2"/>
          <table:table-cell table:style-name="ce1" table:formula="of:=[.D6]+1" office:value-type="float" office:value="2" calcext:value-type="float">
            <text:p>2</text:p>
          </table:table-cell>
          <table:table-cell table:style-name="ce5" table:formula="of:=[.E6]-[.F6]" office:value-type="float" office:value="18722.6393720436" calcext:value-type="float">
            <text:p>18 722,64</text:p>
          </table:table-cell>
          <table:table-cell table:style-name="ce5" table:formula="of:=[.H7]-[.G7]" office:value-type="float" office:value="1299.07575863169" calcext:value-type="float">
            <text:p>1 299,08</text:p>
          </table:table-cell>
          <table:table-cell table:style-name="ce5" table:formula="of:=[.E7]*[.$B$2]" office:value-type="float" office:value="318.284869324741" calcext:value-type="float">
            <text:p>318,28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7]+1" office:value-type="float" office:value="3" calcext:value-type="float">
            <text:p>3</text:p>
          </table:table-cell>
          <table:table-cell table:style-name="ce5" table:formula="of:=[.E7]-[.F7]" office:value-type="float" office:value="17423.5636134119" calcext:value-type="float">
            <text:p>17 423,56</text:p>
          </table:table-cell>
          <table:table-cell table:style-name="ce5" table:formula="of:=[.H8]-[.G8]" office:value-type="float" office:value="1321.16004652843" calcext:value-type="float">
            <text:p>1 321,16</text:p>
          </table:table-cell>
          <table:table-cell table:style-name="ce5" table:formula="of:=[.E8]*[.$B$2]" office:value-type="float" office:value="296.200581428002" calcext:value-type="float">
            <text:p>296,20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8]+1" office:value-type="float" office:value="4" calcext:value-type="float">
            <text:p>4</text:p>
          </table:table-cell>
          <table:table-cell table:style-name="ce5" table:formula="of:=[.E8]-[.F8]" office:value-type="float" office:value="16102.4035668834" calcext:value-type="float">
            <text:p>16 102,40</text:p>
          </table:table-cell>
          <table:table-cell table:style-name="ce5" table:formula="of:=[.H9]-[.G9]" office:value-type="float" office:value="1343.61976731941" calcext:value-type="float">
            <text:p>1 343,62</text:p>
          </table:table-cell>
          <table:table-cell table:style-name="ce5" table:formula="of:=[.E9]*[.$B$2]" office:value-type="float" office:value="273.740860637019" calcext:value-type="float">
            <text:p>273,74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9]+1" office:value-type="float" office:value="5" calcext:value-type="float">
            <text:p>5</text:p>
          </table:table-cell>
          <table:table-cell table:style-name="ce5" table:formula="of:=[.E9]-[.F9]" office:value-type="float" office:value="14758.783799564" calcext:value-type="float">
            <text:p>14 758,78</text:p>
          </table:table-cell>
          <table:table-cell table:style-name="ce5" table:formula="of:=[.H10]-[.G10]" office:value-type="float" office:value="1366.46130336384" calcext:value-type="float">
            <text:p>1 366,46</text:p>
          </table:table-cell>
          <table:table-cell table:style-name="ce5" table:formula="of:=[.E10]*[.$B$2]" office:value-type="float" office:value="250.899324592589" calcext:value-type="float">
            <text:p>250,90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0]+1" office:value-type="float" office:value="6" calcext:value-type="float">
            <text:p>6</text:p>
          </table:table-cell>
          <table:table-cell table:style-name="ce5" table:formula="of:=[.E10]-[.F10]" office:value-type="float" office:value="13392.3224962002" calcext:value-type="float">
            <text:p>13 392,32</text:p>
          </table:table-cell>
          <table:table-cell table:style-name="ce5" table:formula="of:=[.H11]-[.G11]" office:value-type="float" office:value="1389.69114552103" calcext:value-type="float">
            <text:p>1 389,69</text:p>
          </table:table-cell>
          <table:table-cell table:style-name="ce5" table:formula="of:=[.E11]*[.$B$2]" office:value-type="float" office:value="227.669482435403" calcext:value-type="float">
            <text:p>227,67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1]+1" office:value-type="float" office:value="7" calcext:value-type="float">
            <text:p>7</text:p>
          </table:table-cell>
          <table:table-cell table:style-name="ce5" table:formula="of:=[.E11]-[.F11]" office:value-type="float" office:value="12002.6313506792" calcext:value-type="float">
            <text:p>12 002,63</text:p>
          </table:table-cell>
          <table:table-cell table:style-name="ce5" table:formula="of:=[.H12]-[.G12]" office:value-type="float" office:value="1413.31589499489" calcext:value-type="float">
            <text:p>1 413,32</text:p>
          </table:table-cell>
          <table:table-cell table:style-name="ce5" table:formula="of:=[.E12]*[.$B$2]" office:value-type="float" office:value="204.044732961546" calcext:value-type="float">
            <text:p>204,04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2]+1" office:value-type="float" office:value="8" calcext:value-type="float">
            <text:p>8</text:p>
          </table:table-cell>
          <table:table-cell table:style-name="ce5" table:formula="of:=[.E12]-[.F12]" office:value-type="float" office:value="10589.3154556843" calcext:value-type="float">
            <text:p>10 589,32</text:p>
          </table:table-cell>
          <table:table-cell table:style-name="ce5" table:formula="of:=[.H13]-[.G13]" office:value-type="float" office:value="1437.3422652098" calcext:value-type="float">
            <text:p>1 437,34</text:p>
          </table:table-cell>
          <table:table-cell table:style-name="ce5" table:formula="of:=[.E13]*[.$B$2]" office:value-type="float" office:value="180.018362746633" calcext:value-type="float">
            <text:p>180,02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/>
          <table:table-cell table:formula="of:=(1+[.B2])^(-14)" office:value-type="float" office:value="0.789780959099026" calcext:value-type="float">
            <text:p>0,7897809591</text:p>
          </table:table-cell>
          <table:table-cell/>
          <table:table-cell table:style-name="ce1" table:formula="of:=[.D13]+1" office:value-type="float" office:value="9" calcext:value-type="float">
            <text:p>9</text:p>
          </table:table-cell>
          <table:table-cell table:style-name="ce5" table:formula="of:=[.E13]-[.F13]" office:value-type="float" office:value="9151.97319047448" calcext:value-type="float">
            <text:p>9 151,97</text:p>
          </table:table-cell>
          <table:table-cell table:style-name="ce5" table:formula="of:=[.H14]-[.G14]" office:value-type="float" office:value="1461.77708371837" calcext:value-type="float">
            <text:p>1 461,78</text:p>
          </table:table-cell>
          <table:table-cell table:style-name="ce5" table:formula="of:=[.E14]*[.$B$2]" office:value-type="float" office:value="155.583544238066" calcext:value-type="float">
            <text:p>155,58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4]+1" office:value-type="float" office:value="10" calcext:value-type="float">
            <text:p>10</text:p>
          </table:table-cell>
          <table:table-cell table:style-name="ce5" table:formula="of:=[.E14]-[.F14]" office:value-type="float" office:value="7690.19610675611" calcext:value-type="float">
            <text:p>7 690,20</text:p>
          </table:table-cell>
          <table:table-cell table:style-name="ce5" table:formula="of:=[.H15]-[.G15]" office:value-type="float" office:value="1486.62729414158" calcext:value-type="float">
            <text:p>1 486,63</text:p>
          </table:table-cell>
          <table:table-cell table:style-name="ce5" table:formula="of:=[.E15]*[.$B$2]" office:value-type="float" office:value="130.733333814854" calcext:value-type="float">
            <text:p>130,73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5]+1" office:value-type="float" office:value="11" calcext:value-type="float">
            <text:p>11</text:p>
          </table:table-cell>
          <table:table-cell table:style-name="ce5" table:formula="of:=[.E15]-[.F15]" office:value-type="float" office:value="6203.56881261453" calcext:value-type="float">
            <text:p>6 203,57</text:p>
          </table:table-cell>
          <table:table-cell table:style-name="ce5" table:formula="of:=[.H16]-[.G16]" office:value-type="float" office:value="1511.89995814198" calcext:value-type="float">
            <text:p>1 511,90</text:p>
          </table:table-cell>
          <table:table-cell table:style-name="ce5" table:formula="of:=[.E16]*[.$B$2]" office:value-type="float" office:value="105.460669814447" calcext:value-type="float">
            <text:p>105,46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6]+1" office:value-type="float" office:value="12" calcext:value-type="float">
            <text:p>12</text:p>
          </table:table-cell>
          <table:table-cell table:style-name="ce5" table:formula="of:=[.E16]-[.F16]" office:value-type="float" office:value="4691.66885447255" calcext:value-type="float">
            <text:p>4 691,67</text:p>
          </table:table-cell>
          <table:table-cell table:style-name="ce5" table:formula="of:=[.H17]-[.G17]" office:value-type="float" office:value="1537.6022574304" calcext:value-type="float">
            <text:p>1 537,60</text:p>
          </table:table-cell>
          <table:table-cell table:style-name="ce5" table:formula="of:=[.E17]*[.$B$2]" office:value-type="float" office:value="79.7583705260333" calcext:value-type="float">
            <text:p>79,76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7]+1" office:value-type="float" office:value="13" calcext:value-type="float">
            <text:p>13</text:p>
          </table:table-cell>
          <table:table-cell table:style-name="ce5" table:formula="of:=[.E17]-[.F17]" office:value-type="float" office:value="3154.06659704215" calcext:value-type="float">
            <text:p>3 154,07</text:p>
          </table:table-cell>
          <table:table-cell table:style-name="ce5" table:formula="of:=[.H18]-[.G18]" office:value-type="float" office:value="1563.74149580672" calcext:value-type="float">
            <text:p>1 563,74</text:p>
          </table:table-cell>
          <table:table-cell table:style-name="ce5" table:formula="of:=[.E18]*[.$B$2]" office:value-type="float" office:value="53.6191321497165" calcext:value-type="float">
            <text:p>53,62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18]+1" office:value-type="float" office:value="14" calcext:value-type="float">
            <text:p>14</text:p>
          </table:table-cell>
          <table:table-cell table:style-name="ce5" table:formula="of:=[.E18]-[.F18]" office:value-type="float" office:value="1590.32510123543" calcext:value-type="float">
            <text:p>1 590,33</text:p>
          </table:table-cell>
          <table:table-cell table:style-name="ce5" table:formula="of:=[.H19]-[.G19]" office:value-type="float" office:value="1590.32510123543" calcext:value-type="float">
            <text:p>1 590,33</text:p>
          </table:table-cell>
          <table:table-cell table:style-name="ce5" table:formula="of:=[.E19]*[.$B$2]" office:value-type="float" office:value="27.0355267210023" calcext:value-type="float">
            <text:p>27,04</text:p>
          </table:table-cell>
          <table:table-cell table:style-name="ce5" table:formula="of:=ABS(PMT([.$B$2];14;[.$B$1]))" office:value-type="float" office:value="1617.36062795643" calcext:value-type="float">
            <text:p>1 617,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Totaux</text:p>
          </table:table-cell>
          <table:table-cell table:style-name="ce4" table:formula="of:=SUM([.E6:.E19])" office:value-type="float" office:value="155473.458317062" calcext:value-type="float">
            <text:p>155 473,46</text:p>
          </table:table-cell>
          <table:table-cell table:style-name="ce4" table:formula="of:=SUM([.F6:.F19])" office:value-type="float" office:value="20000" calcext:value-type="float">
            <text:p>20 000,00</text:p>
          </table:table-cell>
          <table:table-cell table:style-name="ce4" table:formula="of:=SUM([.G6:.G19])" office:value-type="float" office:value="2643.04879139005" calcext:value-type="float">
            <text:p>2 643,05</text:p>
          </table:table-cell>
          <table:table-cell table:style-name="ce4" table:formula="of:=SUM([.H6:.H19])" office:value-type="float" office:value="22643.0487913901" calcext:value-type="float">
            <text:p>22 643,05</text:p>
          </table:table-cell>
          <table:table-cell table:number-columns-repeated="3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Capital" table:base-cell-address="$Feuille1.$B$1" table:cell-range-address="$Feuille1.$B$1"/>
        <table:named-range table:name="Taux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43:00.438244501</meta:creation-date>
    <dc:date>2016-11-07T17:22:27.713906188</dc:date>
    <meta:editing-duration>PT8M23S</meta:editing-duration>
    <meta:editing-cycles>4</meta:editing-cycles>
    <meta:generator>LibreOffice/4.3.3.2$Linux_X86_64 LibreOffice_project/430m0$Build-2</meta:generator>
    <meta:document-statistic meta:table-count="1" meta:cell-count="89" meta:object-count="0"/>
  </office:meta>
</office:document-meta>
</file>